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ee and Open Source Machine Translation API, entirely self-hosted. Unlike other APIs, it doesn't rely on proprietary providers such as Google or Azure to perform translations. Instead, its translation engine is powered by the open source Argos Translate librar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6T13:23:38</meta:creation-date>
    <dc:language>fr-FR</dc:language>
    <dc:date>2021-10-16T13:24:00</dc:date>
    <meta:editing-cycles>1</meta:editing-cycles>
    <meta:editing-duration>P0D</meta:editing-duration>
    <meta:generator>LibreOffice/7.2.1.2$Linux_X86_64 LibreOffice_project/20$Build-2</meta:generator>
    <meta:document-statistic meta:table-count="0" meta:image-count="0" meta:object-count="0" meta:page-count="1" meta:paragraph-count="1" meta:word-count="39" meta:character-count="263" meta:non-whitespace-character-count="225"/>
    <meta:user-defined meta:name="AppVersion">15.0000</meta:user-defined>
  </office:meta>
</office:document-meta>
</file>